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18" calcext:value-type="float">
            <text:p>1,8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41" calcext:value-type="percentage">
            <text:p>68,41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12" calcext:value-type="float">
            <text:p>1,2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19" calcext:value-type="float">
            <text:p>0,19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17" calcext:value-type="float">
            <text:p>1,7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/>
          <table:table-cell table:style-name="ce30" office:value-type="string" calcext:value-type="string">
            <text:p>BK_4</text:p>
          </table:table-cell>
          <table:table-cell table:style-name="ce30"/>
          <table:table-cell table:style-name="ce30" office:value-type="string" calcext:value-type="string">
            <text:p>BL_4</text:p>
          </table:table-cell>
          <table:table-cell table:style-name="ce31" office:value-type="float" office:value="0.0083" calcext:value-type="float">
            <text:p>8,3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/>
          <table:table-cell table:style-name="ce30" office:value-type="string" calcext:value-type="string">
            <text:p>BL_5</text:p>
          </table:table-cell>
          <table:table-cell table:style-name="ce31" office:value-type="float" office:value="0.0028" calcext:value-type="float">
            <text:p>2,8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/>
          <table:table-cell table:style-name="ce30" office:value-type="string" calcext:value-type="string">
            <text:p>BL_6</text:p>
          </table:table-cell>
          <table:table-cell table:style-name="ce31" office:value-type="float" office:value="0.0018" calcext:value-type="float">
            <text:p>1,8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/>
          <table:table-cell table:style-name="ce30" office:value-type="string" calcext:value-type="string">
            <text:p>BL_7</text:p>
          </table:table-cell>
          <table:table-cell table:style-name="ce31" office:value-type="float" office:value="0.000995" calcext:value-type="float">
            <text:p>9,95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/>
          <table:table-cell table:style-name="ce30" office:value-type="string" calcext:value-type="string">
            <text:p>BL_8</text:p>
          </table:table-cell>
          <table:table-cell table:style-name="ce31" office:value-type="float" office:value="0.0028" calcext:value-type="float">
            <text:p>2,8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 office:value-type="float" office:value="0.015" calcext:value-type="float">
            <text:p>1,5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 office:value-type="float" office:value="0.00086" calcext:value-type="float">
            <text:p>8,60E-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735" calcext:value-type="percentage">
            <text:p>7,35%</text:p>
          </table:table-cell>
          <table:table-cell table:style-name="ce23"/>
          <table:table-cell table:style-name="ce25" table:formula="of:=AVERAGE([.D2:.D11])" office:value-type="percentage" office:value="0.559233333333333" calcext:value-type="percentage">
            <text:p>55,92%</text:p>
          </table:table-cell>
          <table:table-cell table:style-name="ce23"/>
          <table:table-cell table:style-name="ce28" table:formula="of:=AVERAGE([.F2:.F11])" office:value-type="float" office:value="0.153333333333333" calcext:value-type="float">
            <text:p>0,153333333333333</text:p>
          </table:table-cell>
          <table:table-cell table:style-name="ce23"/>
          <table:table-cell table:style-name="ce32" table:formula="of:=AVERAGE([.H2:.H11])" office:value-type="float" office:value="0.0068755" calcext:value-type="float">
            <text:p>6,88E-03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table:style-name="ce25"/>
          <table:table-cell office:value-type="string" calcext:value-type="string">
            <text:p>MB_1</text:p>
          </table:table-cell>
          <table:table-cell table:style-name="ce30"/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25"/>
          <table:table-cell office:value-type="string" calcext:value-type="string">
            <text:p>MB_2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25"/>
          <table:table-cell office:value-type="string" calcext:value-type="string">
            <text:p>MB_3</text:p>
          </table:table-cell>
          <table:table-cell table:style-name="ce30"/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16:.D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16:.F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1974" calcext:value-type="percentage">
            <text:p>19,74%</text:p>
          </table:table-cell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442.22" calcext:value-type="float">
            <text:p>442,2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026" calcext:value-type="percentage">
            <text:p>10,26%</text:p>
          </table:table-cell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093.64" calcext:value-type="float">
            <text:p>1093,6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282" calcext:value-type="percentage">
            <text:p>22,82%</text:p>
          </table:table-cell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3052" calcext:value-type="percentage">
            <text:p>30,52%</text:p>
          </table:table-cell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795" calcext:value-type="percentage">
            <text:p>17,95%</text:p>
          </table:table-cell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20258" calcext:value-type="percentage">
            <text:p>20,26%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767.93" calcext:value-type="float">
            <text:p>767,93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1967" calcext:value-type="percentage">
            <text:p>19,67%</text:p>
          </table:table-cell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1833" calcext:value-type="percentage">
            <text:p>18,33%</text:p>
          </table:table-cell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15228571428571" calcext:value-type="percentage">
            <text:p>21,52%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2667" calcext:value-type="percentage">
            <text:p>26,67%</text:p>
          </table:table-cell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359" calcext:value-type="percentage">
            <text:p>35,90%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5:31:38.22090562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09T22:35:36.935277576</dc:date>
    <meta:editing-duration>P25DT7H17M19S</meta:editing-duration>
    <meta:editing-cycles>4932</meta:editing-cycles>
    <meta:generator>LibreOffice/7.0.4.2$Linux_X86_64 LibreOffice_project/00$Build-2</meta:generator>
    <meta:document-statistic meta:table-count="5" meta:cell-count="3265" meta:object-count="0"/>
  </office:meta>
</office:document-meta>
</file>